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T1" style:family="text">
      <style:text-properties fo:font-size="14pt"/>
    </style:style>
    <style:style style:name="T2" style:family="text">
      <style:text-properties fo:font-style="italic"/>
    </style:style>
    <style:style style:name="T3" style:family="text">
      <style:text-properties fo:font-weight="bold"/>
    </style:style>
    <style:style style:name="T4" style:family="text">
      <style:text-properties style:font-size-asian="14pt"/>
    </style:style>
    <style:style style:name="T5" style:family="text">
      <style:text-properties style:font-style-asian="italic"/>
    </style:style>
    <style:style style:name="T6" style:family="text">
      <style:text-properties style:font-weight-asian="bold"/>
    </style:style>
    <style:style style:name="T7" style:family="text">
      <style:text-properties style:font-size-complex="14pt"/>
    </style:style>
    <style:style style:name="T8" style:family="text">
      <style:text-properties style:font-style-complex="italic"/>
    </style:style>
    <style:style style:name="T9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~Page One Credits~</text:p>
      <text:p text:style-name="P2"/>
      <text:p text:style-name="P1">All characters, gameplay, and concepts created by <text:s/>Pixel Vandals Inc. </text:p>
      <text:p text:style-name="P1"/>
      <text:p text:style-name="P1">the Pixel Vandals are...</text:p>
      <text:p text:style-name="P1"/>
      <text:p text:style-name="P1">Jay Nielsen</text:p>
      <text:p text:style-name="P1"/>
      <text:p text:style-name="P1">Richard Skala</text:p>
      <text:p text:style-name="P1"/>
      <text:p text:style-name="P1">Christopher Capili</text:p>
      <text:p text:style-name="P1"/>
      <text:p text:style-name="P1"/>
      <text:p text:style-name="P1"/>
      <text:p text:style-name="P2">C 2011 Pixel Vandals Inc.</text:p>
      <text:p text:style-name="P1"/>
      <text:p text:style-name="P4"/>
      <text:p text:style-name="P1"/>
      <text:p text:style-name="P2">~Page Two Credits~</text:p>
      <text:p text:style-name="P3"/>
      <text:p text:style-name="P3">Extra special thanks to you!</text:p>
      <text:p text:style-name="P3"/>
      <text:p text:style-name="P3">Thank you for playing!</text:p>
      <text:p text:style-name="P3"/>
      <text:p text:style-name="P3">See you all soon! ;)</text:p>
      <text:p text:style-name="P4"/>
      <text:p text:style-name="P1"/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15:26:26.36</meta:creation-date>
    <dc:date>2011-05-26T21:01:06.02</dc:date>
    <meta:editing-duration>PT03H44M12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1" meta:paragraph-count="11" meta:word-count="45" meta:character-count="267"/>
  </office:meta>
</office:document-meta>
</file>